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13c727" officeooo:paragraph-rsid="01071d03" style:font-size-asian="15pt" style:font-size-complex="15pt"/>
    </style:style>
    <style:style style:name="P4" style:family="paragraph" style:parent-style-name="Preformatted_20_Text">
      <style:paragraph-properties fo:text-align="start" style:justify-single-word="false"/>
      <style:text-properties fo:font-size="15pt" officeooo:rsid="0066139e" officeooo:paragraph-rsid="0066139e" style:font-size-asian="15pt" style:font-size-complex="15pt"/>
    </style:style>
    <style:style style:name="P5" style:family="paragraph" style:parent-style-name="Preformatted_20_Text">
      <style:paragraph-properties fo:text-align="start" style:justify-single-word="false"/>
      <style:text-properties fo:font-size="15pt" officeooo:rsid="008bf36d" officeooo:paragraph-rsid="008bf36d" style:font-size-asian="15pt" style:font-size-complex="15pt"/>
    </style:style>
    <style:style style:name="P6" style:family="paragraph" style:parent-style-name="Preformatted_20_Text">
      <style:paragraph-properties fo:text-align="start" style:justify-single-word="false"/>
      <style:text-properties fo:font-size="15pt" officeooo:rsid="0092f360" officeooo:paragraph-rsid="0092f360" style:font-size-asian="15pt" style:font-size-complex="15pt"/>
    </style:style>
    <style:style style:name="P7" style:family="paragraph" style:parent-style-name="Preformatted_20_Text">
      <style:paragraph-properties fo:text-align="center" style:justify-single-word="false"/>
      <style:text-properties fo:font-size="15pt" officeooo:rsid="00c08e7b" officeooo:paragraph-rsid="00c08e7b" style:font-size-asian="15pt" style:font-size-complex="15pt"/>
    </style:style>
    <style:style style:name="P8" style:family="paragraph" style:parent-style-name="Preformatted_20_Text">
      <style:paragraph-properties fo:text-align="start" style:justify-single-word="false"/>
      <style:text-properties fo:font-size="15pt" officeooo:rsid="00477b94" officeooo:paragraph-rsid="0013c727" style:font-size-asian="15pt" style:font-size-complex="15pt"/>
    </style:style>
    <style:style style:name="P9" style:family="paragraph" style:parent-style-name="Preformatted_20_Text">
      <style:paragraph-properties fo:text-align="start" style:justify-single-word="false"/>
      <style:text-properties fo:font-size="15pt" officeooo:rsid="00477b94" officeooo:paragraph-rsid="00e6768b" style:font-size-asian="15pt" style:font-size-complex="15pt"/>
    </style:style>
    <style:style style:name="P10"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1"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2"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3" style:family="paragraph" style:parent-style-name="Preformatted_20_Text">
      <style:paragraph-properties fo:text-align="start" style:justify-single-word="false"/>
      <style:text-properties fo:font-size="15pt" style:text-underline-style="solid" style:text-underline-width="auto" style:text-underline-color="font-color" officeooo:rsid="0079ac1c" officeooo:paragraph-rsid="0079ac1c" style:font-size-asian="15pt" style:font-size-complex="15pt"/>
    </style:style>
    <style:style style:name="P14" style:family="paragraph" style:parent-style-name="Preformatted_20_Text">
      <style:paragraph-properties fo:text-align="start" style:justify-single-word="false"/>
      <style:text-properties fo:font-size="15pt" officeooo:rsid="00c5cf61" officeooo:paragraph-rsid="00f8d417" style:font-size-asian="15pt" style:font-size-complex="15pt"/>
    </style:style>
    <style:style style:name="P15" style:family="paragraph" style:parent-style-name="Preformatted_20_Text">
      <style:paragraph-properties fo:text-align="start" style:justify-single-word="false"/>
      <style:text-properties fo:font-size="15pt" officeooo:rsid="010cb7dc" officeooo:paragraph-rsid="010cb7dc" style:font-size-asian="15pt" style:font-size-complex="15pt"/>
    </style:style>
    <style:style style:name="P16" style:family="paragraph" style:parent-style-name="Preformatted_20_Text">
      <style:paragraph-properties fo:text-align="start" style:justify-single-word="false"/>
      <style:text-properties fo:font-size="15pt" officeooo:rsid="010d9e4b" officeooo:paragraph-rsid="010d9e4b" style:font-size-asian="15pt" style:font-size-complex="15pt"/>
    </style:style>
    <style:style style:name="P17"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T1" style:family="text">
      <style:text-properties officeooo:rsid="006c095a"/>
    </style:style>
    <style:style style:name="T2" style:family="text">
      <style:text-properties officeooo:rsid="00c5cf61"/>
    </style:style>
    <style:style style:name="T3" style:family="text">
      <style:text-properties officeooo:rsid="00dc9316"/>
    </style:style>
    <style:style style:name="T4" style:family="text">
      <style:text-properties officeooo:rsid="00e957a7"/>
    </style:style>
    <style:style style:name="T5" style:family="text">
      <style:text-properties officeooo:rsid="00ea8393"/>
    </style:style>
    <style:style style:name="T6" style:family="text">
      <style:text-properties officeooo:rsid="00f4d2b0"/>
    </style:style>
    <style:style style:name="T7" style:family="text">
      <style:text-properties officeooo:rsid="00f6f095"/>
    </style:style>
    <style:style style:name="T8" style:family="text">
      <style:text-properties officeooo:rsid="01009150"/>
    </style:style>
    <style:style style:name="T9" style:family="text">
      <style:text-properties officeooo:rsid="01024eca"/>
    </style:style>
    <style:style style:name="T10" style:family="text">
      <style:text-properties style:text-position="super 58%" officeooo:rsid="01024eca"/>
    </style:style>
    <style:style style:name="T11" style:family="text">
      <style:text-properties style:text-position="0% 100%" officeooo:rsid="01024eca"/>
    </style:style>
    <style:style style:name="T12" style:family="text">
      <style:text-properties style:text-position="0% 100%" officeooo:rsid="01044add"/>
    </style:style>
    <style:style style:name="T13" style:family="text">
      <style:text-properties style:text-position="0% 100%" officeooo:rsid="00fc32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1">3</text:span></text:p>
      <text:p text:style-name="P7">KARANLIK</text:p>
      <text:p text:style-name="P2"/>
      <text:p text:style-name="P10">Problem</text:p>
      <text:p text:style-name="P9"><text:tab/><text:span text:style-name="T2">Dünya genelinde ekonomi iyi değil. Ekonomik sıkıntı çeken şehirlere Bizim Şehir de dahil.</text:span></text:p>
      <text:p text:style-name="P14"><text:tab/>Belediye giderlerini azaltmak için Bizim Şehir Büyükşehir Belediye Başkanı Muharrem, cadde ışıklandırmalarında tasarrufa gitmeye karar verdi. Bundan sonra her cadde ışıklandırılmayacak. Bazı caddelerin ışıkları kesilecek. Fakat Başkan Muharrem, şehirde yaşayanların geceleri herhangi bir cadde kesişiminden başlayarak, istedikleri cadde kesişimlerine ışıklı caddelerden gidebilmelerini istiyor. Dolayısıyla her cadde kesişiminden her cadde kesişimine ışıklı bir cadde dizisi bırakacak şekilde, kalan her caddenin ışıklarını kesiyorlar.</text:p>
      <text:p text:style-name="P8"><text:tab/><text:span text:style-name="T3">Bizim Şehir belediyesinin her cadde kesişiminden her cadde kesişimine ışıklı caddelerden gidilebileceğini garantileyerek tasarruf edebileceği maksimum para miktarı nedir?</text:span></text:p>
      <text:p text:style-name="P8"/>
      <text:p text:style-name="P13">Input</text:p>
      <text:p text:style-name="P2"><text:tab/><text:span text:style-name="T4">Input birden fazla testten oluşacaktır.</text:span></text:p>
      <text:p text:style-name="P2"><text:tab/><text:span text:style-name="T5">Her testin ilk satırı iki sayıdan oluşur.(m n) m cadde kesişimi sayısını, n cadde sayısını verir. Sonraki n satırda 3’er adet sayı bulunur. Bu sayıların ilk ikisi caddenin hangi cadde kesişimleri arasında olduğunu, üçüncüsü ise o caddedeki ışıkların günlük kaç TL tüketim yaptığını gösterir.</text:span></text:p>
      <text:p text:style-name="P2"><text:tab/><text:span text:style-name="T6">Inputun sonu m ve n için 0 verilmesiyle belli edilir.</text:span></text:p>
      <text:p text:style-name="P2"><text:tab/><text:span text:style-name="T8">Bütün cadde keşimlerinden bütün cadde kesişimlerine, caddelerden geçerek gidilebildiğini varsayınız.</text:span></text:p>
      <text:p text:style-name="P2"><text:tab/><text:span text:style-name="T9">Caddelerin elektrik tüketimleri 2</text:span><text:span text:style-name="T10">31</text:span><text:span text:style-name="T11">’den küçüktür.</text:span></text:p>
      <text:p text:style-name="P2"><text:span text:style-name="T11"><text:tab/></text:span><text:span text:style-name="T12">Caddeler 0’dan m-1’e kadar numaralandırılmıştır.</text:span></text:p>
      <text:p text:style-name="P3"><text:span text:style-name="T12"><text:tab/></text:span><text:span text:style-name="T13">1 &lt;= m &lt;= 200000<text:tab/>m-1 &lt;= n &lt;= 200000</text:span></text:p>
      <text:p text:style-name="P10">Output</text:p>
      <text:p text:style-name="P2"><text:tab/><text:span text:style-name="T7">Her test için belediyenin günlük maksimum kaç TL tasarruf edeceğini ekrana basınız.</text:span></text:p>
      <text:p text:style-name="P2"/>
      <text:p text:style-name="P2"><text:soft-page-break/></text:p>
      <text:p text:style-name="P11">Örnek Input</text:p>
      <text:p text:style-name="P15">6 9</text:p>
      <text:p text:style-name="P15">0 1 1</text:p>
      <text:p text:style-name="P15">1 2 2</text:p>
      <text:p text:style-name="P15">2 5 4</text:p>
      <text:p text:style-name="P15">5 4 8</text:p>
      <text:p text:style-name="P15">3 0 16</text:p>
      <text:p text:style-name="P15">1 5 32</text:p>
      <text:p text:style-name="P15">4 5 64</text:p>
      <text:p text:style-name="P15">3 5 128</text:p>
      <text:p text:style-name="P15">0 2 256</text:p>
      <text:p text:style-name="P15">0 0</text:p>
      <text:p text:style-name="P5"/>
      <text:p text:style-name="P11">Örnek Output</text:p>
      <text:p text:style-name="P16">480</text:p>
      <text:p text:style-name="P4"/>
      <text:p text:style-name="P12">Time Limit</text:p>
      <text:p text:style-name="P6">C/C++/Java: 1 saniye, Python: 2 sani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8T17:36:14.713275588</dc:date>
    <meta:editing-duration>PT1H50M37S</meta:editing-duration>
    <meta:editing-cycles>152</meta:editing-cycles>
    <meta:generator>LibreOffice/5.1.4.2$Linux_X86_64 LibreOffice_project/10m0$Build-2</meta:generator>
    <meta:document-statistic meta:table-count="0" meta:image-count="0" meta:object-count="0" meta:page-count="2" meta:paragraph-count="32" meta:word-count="247" meta:character-count="1692" meta:non-whitespace-character-count="1466"/>
  </office:meta>
</office:document-meta>
</file>